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88cm" svg:height="9.005cm" svg:x="0.303cm" svg:y="3.506cm">
            <draw:object draw:notify-on-update-of-ranges="Аркуш1.B1:Аркуш1.B1 Аркуш1.B7:Аркуш1.B7 Аркуш1.C1:Аркуш1.C1 Аркуш1.C7:Аркуш1.C7 Аркуш1.D1:Аркуш1.D1 Аркуш1.D7:Аркуш1.D7 Аркуш1.E1:Аркуш1.E1 Аркуш1.E7:Аркуш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Кількість процесів</text:p>
          </table:table-cell>
          <table:table-cell office:value-type="string" calcext:value-type="string">
            <text:p>2 (N)</text:p>
          </table:table-cell>
          <table:table-cell office:value-type="string" calcext:value-type="string">
            <text:p>4(2N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Час в нс</text:p>
          </table:table-cell>
          <table:table-cell office:value-type="float" office:value="11260050" calcext:value-type="float">
            <text:p>11260050</text:p>
          </table:table-cell>
          <table:table-cell office:value-type="float" office:value="18067702" calcext:value-type="float">
            <text:p>18067702</text:p>
          </table:table-cell>
          <table:table-cell office:value-type="float" office:value="37951589" calcext:value-type="float">
            <text:p>37951589</text:p>
          </table:table-cell>
          <table:table-cell office:value-type="float" office:value="116587986" calcext:value-type="float">
            <text:p>116587986</text:p>
          </table:table-cell>
        </table:table-row>
        <table:table-row table:style-name="ro1">
          <table:table-cell office:value-type="string" calcext:value-type="string">
            <text:p>Час в нс</text:p>
          </table:table-cell>
          <table:table-cell office:value-type="float" office:value="10655313" calcext:value-type="float">
            <text:p>10655313</text:p>
          </table:table-cell>
          <table:table-cell office:value-type="float" office:value="18245602" calcext:value-type="float">
            <text:p>18245602</text:p>
          </table:table-cell>
          <table:table-cell office:value-type="float" office:value="50238789" calcext:value-type="float">
            <text:p>50238789</text:p>
          </table:table-cell>
          <table:table-cell office:value-type="float" office:value="93020837" calcext:value-type="float">
            <text:p>93020837</text:p>
          </table:table-cell>
        </table:table-row>
        <table:table-row table:style-name="ro1">
          <table:table-cell office:value-type="string" calcext:value-type="string">
            <text:p>Час в нс</text:p>
          </table:table-cell>
          <table:table-cell office:value-type="float" office:value="10859788" calcext:value-type="float">
            <text:p>10859788</text:p>
          </table:table-cell>
          <table:table-cell office:value-type="float" office:value="18283588" calcext:value-type="float">
            <text:p>18283588</text:p>
          </table:table-cell>
          <table:table-cell office:value-type="float" office:value="54503491" calcext:value-type="float">
            <text:p>54503491</text:p>
          </table:table-cell>
          <table:table-cell office:value-type="float" office:value="88230032" calcext:value-type="float">
            <text:p>88230032</text:p>
          </table:table-cell>
        </table:table-row>
        <table:table-row table:style-name="ro1">
          <table:table-cell office:value-type="string" calcext:value-type="string">
            <text:p>Час в нс</text:p>
          </table:table-cell>
          <table:table-cell office:value-type="float" office:value="10649985" calcext:value-type="float">
            <text:p>10649985</text:p>
          </table:table-cell>
          <table:table-cell office:value-type="float" office:value="18227428" calcext:value-type="float">
            <text:p>18227428</text:p>
          </table:table-cell>
          <table:table-cell office:value-type="float" office:value="42896290" calcext:value-type="float">
            <text:p>42896290</text:p>
          </table:table-cell>
          <table:table-cell office:value-type="float" office:value="132017893" calcext:value-type="float">
            <text:p>132017893</text:p>
          </table:table-cell>
        </table:table-row>
        <table:table-row table:style-name="ro1">
          <table:table-cell office:value-type="string" calcext:value-type="string">
            <text:p>Час в нс</text:p>
          </table:table-cell>
          <table:table-cell office:value-type="float" office:value="10705451" calcext:value-type="float">
            <text:p>10705451</text:p>
          </table:table-cell>
          <table:table-cell office:value-type="float" office:value="17563784" calcext:value-type="float">
            <text:p>17563784</text:p>
          </table:table-cell>
          <table:table-cell office:value-type="float" office:value="47471187" calcext:value-type="float">
            <text:p>47471187</text:p>
          </table:table-cell>
          <table:table-cell office:value-type="float" office:value="95661973" calcext:value-type="float">
            <text:p>95661973</text:p>
          </table:table-cell>
        </table:table-row>
        <table:table-row table:style-name="ro1">
          <table:table-cell office:value-type="string" calcext:value-type="string">
            <text:p>Середній час в нс</text:p>
          </table:table-cell>
          <table:table-cell table:formula="of:=AVERAGE([.B2:.B6])" office:value-type="float" office:value="10826117.4" calcext:value-type="float">
            <text:p>10826117,4</text:p>
          </table:table-cell>
          <table:table-cell table:formula="of:=AVERAGE([.C2:.C6])" office:value-type="float" office:value="18077620.8" calcext:value-type="float">
            <text:p>18077620,8</text:p>
          </table:table-cell>
          <table:table-cell table:formula="of:=AVERAGE([.D2:.D6])" office:value-type="float" office:value="46612269.2" calcext:value-type="float">
            <text:p>46612269,2</text:p>
          </table:table-cell>
          <table:table-cell table:formula="of:=AVERAGE([.E2:.E6])" office:value-type="float" office:value="105103744.2" calcext:value-type="float">
            <text:p>10510374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4:35:17.404219374</meta:creation-date>
    <dc:date>2020-04-20T14:45:02.213368713</dc:date>
    <meta:editing-duration>PT9M48S</meta:editing-duration>
    <meta:editing-cycles>1</meta:editing-cycles>
    <meta:document-statistic meta:table-count="1" meta:cell-count="35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2.535cm" svg:y="3.457cm" style:legend-expansion="high" chart:style-name="ch2"/>
        <chart:plot-area chart:style-name="ch3" table:cell-range-address="Аркуш1.B1:Аркуш1.E1 Аркуш1.B7:Аркуш1.E7" svg:x="0.319cm" svg:y="0.18cm" svg:width="11.897cm" svg:height="8.646cm">
          <chartooo:coordinate-region svg:x="2.237cm" svg:y="0.379cm" svg:width="9.979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Аркуш1.B1:Аркуш1.B1 Аркуш1.B7:Аркуш1.B7" chart:class="chart:bar">
            <chart:data-point chart:repeated="2"/>
          </chart:series>
          <chart:series chart:style-name="ch8" chart:values-cell-range-address="Аркуш1.C1:Аркуш1.C1 Аркуш1.C7:Аркуш1.C7" chart:class="chart:bar">
            <chart:data-point chart:repeated="2"/>
          </chart:series>
          <chart:series chart:style-name="ch9" chart:values-cell-range-address="Аркуш1.D1:Аркуш1.D1 Аркуш1.D7:Аркуш1.D7" chart:class="chart:bar">
            <chart:data-point chart:repeated="2"/>
          </chart:series>
          <chart:series chart:style-name="ch10" chart:values-cell-range-address="Аркуш1.E1:Аркуш1.E1 Аркуш1.E7:Аркуш1.E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Аркуш1.B1:Аркуш1.B1 Аркуш1.B7:Аркуш1.B7</svg:desc>
                </draw:g>
              </table:table-cell>
              <table:table-cell office:value-type="float" office:value="NaN">
                <text:p>NaN</text:p>
                <draw:g>
                  <svg:desc>Аркуш1.C1:Аркуш1.C1 Аркуш1.C7:Аркуш1.C7</svg:desc>
                </draw:g>
              </table:table-cell>
              <table:table-cell office:value-type="float" office:value="10">
                <text:p>10</text:p>
                <draw:g>
                  <svg:desc>Аркуш1.D1:Аркуш1.D1 Аркуш1.D7:Аркуш1.D7</svg:desc>
                </draw:g>
              </table:table-cell>
              <table:table-cell office:value-type="float" office:value="100">
                <text:p>100</text:p>
                <draw:g>
                  <svg:desc>Аркуш1.E1:Аркуш1.E1 Аркуш1.E7:Аркуш1.E7</svg:desc>
                </draw:g>
              </table:table-cell>
            </table:table-row>
            <table:table-row>
              <table:table-cell office:value-type="string"/>
              <table:table-cell office:value-type="float" office:value="10826117.4">
                <text:p>10826117.4</text:p>
              </table:table-cell>
              <table:table-cell office:value-type="float" office:value="18077620.8">
                <text:p>18077620.8</text:p>
              </table:table-cell>
              <table:table-cell office:value-type="float" office:value="46612269.2">
                <text:p>46612269.2</text:p>
              </table:table-cell>
              <table:table-cell office:value-type="float" office:value="105103744.2">
                <text:p>10510374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